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style>
    <style:style style:name="P2" style:family="paragraph" style:parent-style-name="Standard">
      <style:paragraph-properties fo:margin-top="0cm" fo:margin-bottom="0cm"/>
      <style:text-properties style:font-name="Times New Roman" fo:font-size="12pt" style:font-size-asian="12pt" style:font-name-complex="Times New Roman1" style:font-size-complex="12pt"/>
    </style:style>
    <style:style style:name="P3" style:family="paragraph" style:parent-style-name="Standard">
      <style:paragraph-properties fo:margin-top="0cm" fo:margin-bottom="0cm" fo:text-align="center" style:justify-single-word="false"/>
      <style:text-properties style:font-name="Times New Roman" fo:font-size="12pt" style:font-size-asian="12pt" style:font-name-complex="Times New Roman1" style:font-size-complex="12pt"/>
    </style:style>
    <style:style style:name="P4" style:family="paragraph" style:parent-style-name="Standard">
      <style:paragraph-properties fo:margin-top="0cm" fo:margin-bottom="0cm"/>
      <style:text-properties style:font-name="Times New Roman" fo:font-size="10pt" fo:font-weight="bold" style:font-size-asian="10pt" style:font-weight-asian="bold" style:font-name-complex="Times New Roman1" style:font-size-complex="10pt"/>
    </style:style>
    <style:style style:name="P5" style:family="paragraph" style:parent-style-name="Standard">
      <style:paragraph-properties fo:margin-top="0cm" fo:margin-bottom="0cm" fo:text-align="center" style:justify-single-word="false"/>
    </style:style>
    <style:style style:name="P6" style:family="paragraph" style:parent-style-name="Standard" style:master-page-name="Standard">
      <style:paragraph-properties fo:margin-top="0cm" fo:margin-bottom="0cm" style:page-number="auto"/>
      <style:text-properties style:font-name="Times New Roman" fo:font-size="12pt" style:font-size-asian="12pt" style:font-name-complex="Times New Roman1" style:font-size-complex="12pt"/>
    </style:style>
    <style:style style:name="P7" style:family="paragraph" style:parent-style-name="Standard">
      <style:paragraph-properties fo:margin-left="0cm" fo:margin-right="0cm" fo:margin-top="0cm" fo:margin-bottom="0cm" fo:text-indent="1.249cm" style:auto-text-indent="false"/>
    </style:style>
    <style:style style:name="P8" style:family="paragraph" style:parent-style-name="Standard">
      <style:paragraph-properties fo:margin-left="0cm" fo:margin-right="0cm" fo:margin-top="0cm" fo:margin-bottom="0cm" fo:text-indent="1.249cm" style:auto-text-indent="false"/>
      <style:text-properties style:font-name="Times New Roman" fo:font-size="12pt" style:font-size-asian="12pt" style:font-name-complex="Times New Roman1" style:font-size-complex="12pt"/>
    </style:style>
    <style:style style:name="P9" style:family="paragraph" style:parent-style-name="Standard">
      <style:paragraph-properties fo:margin-left="0cm" fo:margin-right="0cm" fo:margin-top="0cm" fo:margin-bottom="0cm" fo:text-align="center" style:justify-single-word="false" fo:text-indent="1.249cm" style:auto-text-indent="false"/>
      <style:text-properties fo:font-weight="bold" style:font-weight-asian="bold" style:font-weight-complex="bold"/>
    </style:style>
    <style:style style:name="P10" style:family="paragraph" style:parent-style-name="Standard">
      <style:paragraph-properties fo:margin-left="0cm" fo:margin-right="0cm" fo:margin-top="0cm" fo:margin-bottom="0cm" fo:text-indent="1.27cm" style:auto-text-indent="false"/>
    </style:style>
    <style:style style:name="P11" style:family="paragraph" style:parent-style-name="Standard">
      <style:paragraph-properties fo:margin-left="0cm" fo:margin-right="0cm" fo:margin-top="0cm" fo:margin-bottom="0cm" fo:text-align="center" style:justify-single-word="false" fo:text-indent="1.27cm" style:auto-text-indent="false"/>
      <style:text-properties fo:font-weight="bold" style:font-weight-asian="bold" style:font-weight-complex="bold"/>
    </style:style>
    <style:style style:name="P12" style:family="paragraph" style:parent-style-name="Standard">
      <style:paragraph-properties fo:margin-left="1.27cm" fo:margin-right="0cm" fo:margin-top="0cm" fo:margin-bottom="0cm" fo:text-indent="-1.27cm" style:auto-text-indent="false"/>
    </style:style>
    <style:style style:name="P13" style:family="paragraph" style:parent-style-name="citation1">
      <style:paragraph-properties fo:margin-left="1.27cm" fo:margin-right="0cm" fo:line-height="100%" fo:text-indent="-1.27cm" style:auto-text-indent="false"/>
    </style:style>
    <style:style style:name="P14" style:family="paragraph" style:parent-style-name="citation1">
      <style:paragraph-properties fo:margin-left="1.27cm" fo:margin-right="0cm" fo:line-height="100%" fo:text-indent="-1.27cm" style:auto-text-indent="false"/>
      <style:text-properties fo:color="#000000" fo:font-size="12pt" style:font-size-asian="12pt" style:font-size-complex="12pt"/>
    </style:style>
    <style:style style:name="P15" style:family="paragraph" style:parent-style-name="citation1">
      <style:paragraph-properties fo:margin-left="0cm" fo:margin-right="0cm" fo:line-height="100%" fo:text-indent="0cm" style:auto-text-indent="false"/>
      <style:text-properties fo:color="#000000" fo:font-size="12pt" style:font-size-asian="12pt" style:font-size-complex="12pt"/>
    </style:style>
    <style:style style:name="P16" style:family="paragraph" style:parent-style-name="citation1">
      <style:paragraph-properties fo:margin-left="0cm" fo:margin-right="0cm" fo:line-height="100%" fo:text-indent="0cm" style:auto-text-indent="false"/>
    </style:style>
    <style:style style:name="P17" style:family="paragraph" style:parent-style-name="List_20_Paragraph" style:list-style-name="WWNum1">
      <style:paragraph-properties fo:margin-top="0cm" fo:margin-bottom="0cm"/>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style="italic" style:font-size-asian="12pt" style:font-style-asian="italic" style:font-name-complex="Times New Roman1" style:font-size-complex="12pt"/>
    </style:style>
    <style:style style:name="T3" style:family="text">
      <style:text-properties style:font-name="Times New Roman" fo:font-size="12pt" fo:font-style="italic" style:font-size-asian="12pt" style:font-style-asian="italic" style:font-name-complex="Times New Roman1" style:font-size-complex="12pt" style:font-style-complex="italic"/>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Times New Roman" fo:font-size="12pt" fo:font-style="normal" style:font-size-asian="12pt" style:font-style-asian="normal" style:font-name-complex="Times New Roman1" style:font-size-complex="12pt" style:font-style-complex="normal"/>
    </style:style>
    <style:style style:name="T6" style:family="text">
      <style:text-properties style:font-name="Times New Roman" fo:font-size="10pt" style:font-size-asian="10pt" style:font-name-complex="Times New Roman1" style:font-size-complex="10pt"/>
    </style:style>
    <style:style style:name="T7" style:family="text">
      <style:text-properties style:font-name="Times New Roman" fo:font-size="10pt" fo:font-weight="bold" style:font-size-asian="10pt" style:font-weight-asian="bold" style:font-name-complex="Times New Roman1" style:font-size-complex="10pt"/>
    </style:style>
    <style:style style:name="T8" style:family="text">
      <style:text-properties style:font-name="Times New Roman" fo:font-size="10pt" fo:font-style="italic" fo:font-weight="bold" style:font-size-asian="10pt" style:font-style-asian="italic" style:font-weight-asian="bold" style:font-name-complex="Times New Roman1" style:font-size-complex="10pt"/>
    </style:style>
    <style:style style:name="T9" style:family="text">
      <style:text-properties fo:color="#000000" fo:font-size="12pt" style:font-size-asian="12pt" style:font-size-complex="12pt"/>
    </style:style>
    <style:style style:name="T10" style:family="text">
      <style:text-properties fo:color="#000000" fo:font-size="12pt" fo:font-style="italic" style:font-size-asian="12pt" style:font-style-asian="italic"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9"><text:span text:style-name="T1">On Reframing the Language and Spirit of Structural Inequalities</text:span></text:p>
      <text:p text:style-name="P9"><text:span text:style-name="T1"/></text:p>
      <text:p text:style-name="P7"><text:span text:style-name="T1">The diversity interests of university institutions and the framing of affirmative action policy in contemporary language is based on two primary influences, that of its legislative inception and that of its contemporary judicial evolution. The former conception of diversity derives from Civil-Rights Era reparation in the form of race-based group remediation for latent, post-facto structural inequalities. <text:s/>The latter conception is based on the judicatory-defined </text:span><text:span text:style-name="T2">compelling state interest </text:span><text:span text:style-name="T1">in the educational benefit of a racially heterogeneous campus, and hence culturally heterogeneous society. The remedial rationale for diversity has been largely absent for 34 years, since the conception was supplanted by the educational rationale of the late 1970’s. <text:s/>Therefore, any usage of remediation-based language would present itself as an anomalous phenomenon because judicial precedent and public sentiment has rendered the rationale as both quasi-unconstitutional and politically outmoded.</text:span></text:p>
      <text:p text:style-name="P7"><text:span text:style-name="T1">A 2011 study by Antonio and Clark finds that the remediation rationale is embedded into 91 of 107 university Chief Diversity Officer mission statements, </text:span><text:span text:style-name="T4">19 of which exclusively use remediation language (p. 83).</text:span><text:span text:style-name="T1"> <text:s/>This sample of public and private research-oriented universities provides an opportunity to narrowly examine the ideological divergence of an institutional practice into two rationales. The first premise of the examination is that both rationales were externally mandated (Chang, 2001, p. 73). The second premise is that the remediation rationale was first undermined in the 1978 </text:span><text:span text:style-name="T2">Bakke</text:span><text:span text:style-name="T1"> Supreme Court Case and has become increasingly obsolete in court rulings to the present time (Olivas, 2011, p. 182). <text:s text:c="2"/>The third premise is that universities have framed their public defense—in the media and in all Supreme Court </text:span><text:span text:style-name="T2">amici curiae</text:span><text:span text:style-name="T1"> briefs—of diversity programs in terms of educational rationale (Chang, 2002, p. 126). Therefore, after 34 years of rational obsolescence, what explains the persistent internal usage of remediation discourse within university diversity statements?</text:span></text:p>
      <text:p text:style-name="P7"><text:span text:style-name="T1">The breadth of literature on affirmative action, diversity measures, and court history is beyond the scope of the present research. Therefore, topics such as the typology of underrepresented populations, variances of outreach measures, and nuances of judicial precedent are largely not broached. <text:s/>However, institutional role identity, behavioral aims, and self-presentation, as influenced both by its own organizational field and by forces external to its organizational field, are the operative domains of this examination. <text:s/>From these determinant structural frameworks in which the university system operates, the institution as an independent social agent emerges. <text:s/>It is the aim of this research inquiry to elicit understanding about the underlying machinations of the university. The answer to this aptly framed query may reveal a <text:s/>democratizing social action, or it may reveal bureaucratically determined rational actions in the errant interests of structural self-preservation. </text:span></text:p>
      <text:p text:style-name="P8"/>
      <text:p text:style-name="P4"/>
      <text:p text:style-name="P2"/>
      <text:p text:style-name="P10"><text:span text:style-name="T1"><text:s/></text:span></text:p>
      <text:p text:style-name="P11"><text:soft-page-break/><text:span text:style-name="T1">Potential Explanations</text:span></text:p>
      <text:p text:style-name="P10"><text:span text:style-name="T1">One possible explanation for the divergence is that of coercive isomorphism, which reflects legitimacy and external political influence. <text:s/>A decoupling between two faces of diversity would alternately address legal and politically-correct conformity versus the popular sentiment of the university faculty and administrative leadership. <text:s/>On the one hand, high-level actors influence mission statements: what are the external forces at play? Judicial language, Political sentiment of “fairness”, Market exigencies—diversity of leadership, Intellectual form of organic solidarity. </text:span></text:p>
      <text:p text:style-name="P10"><text:span text:style-name="T1">On the other hand, what is responsible for <text:s/>the persistence: Nothing is coercive (long past are the legislative pressures). Yet, perhaps mimetic forces like heroic actors as Yale, Harvard. Perhaps normative pressures like accreditation bodies, association of governing bodies, provosts. <text:s/>There is value rational element that comes from within, perhaps it is the residual, long-standing self-identification of the university leaders and provosts that believe in a diverse society. The university still does need to recruit to/appeal to minorities. Weberian typology of social action proves useful in identifying value-rational action as a distinct middle ground between the inherent contradiction between rational action and affect-emotive action. The <text:s/>emotionally charged affirmative action origins, based on group classifications, only weigh down efforts for sound policy. <text:s/></text:span></text:p>
      <text:p text:style-name="P10"><text:span text:style-name="T1">Language surrounding the topic varies: Some scholars explain the persistence of remedial rationale as “social charter informed by a</text:span><text:span text:style-name="T3"> community-minded view of the public good” </text:span><text:span text:style-name="T1">(Kezar,2004), or as “</text:span><text:span text:style-name="T3">social institution logic </text:span><text:span text:style-name="T1">of higher education (Gumport 2000). Gumport explains there are three driving factors of this logic:</text:span></text:p>
      <text:list xml:id="list2339495116755517749" text:style-name="WWNum1">
        <text:list-item>
          <text:p text:style-name="P17"><text:span text:style-name="T6">University increasingly changing from social institution (intellectual enterprise) to industry: </text:span></text:p>
        </text:list-item>
        <text:list-item>
          <text:p text:style-name="P17"><text:span text:style-name="T6">due to; 1)academic management 2)academic consumerism(beyond massification/democratic gains to economic/consumer interest) 3)restratification of use-value/Exchange value of particular knowledges</text:span></text:p>
        </text:list-item>
        <text:list-item>
          <text:p text:style-name="P17"><text:span text:style-name="T6">Management faces legimacy challenges, Reconciliation of competing institutional logics is difficult. </text:span></text:p>
        </text:list-item>
      </text:list>
      <text:p text:style-name="P4"/>
      <text:p text:style-name="P1"><text:span text:style-name="T7">Antonio, A. L. &amp; Clarke C. G. (2011). The official organization of diversity in American higher education</text:span><text:span text:style-name="T8">.</text:span><text:span text:style-name="T7"> In L. Stulberg &amp; S. Weinberg (Eds.), </text:span><text:span text:style-name="T8">Diversity in American higher education. </text:span><text:span text:style-name="T7">(pp. XX). New York, NY: Routledge.</text:span></text:p>
      <text:p text:style-name="P1"><text:span text:style-name="T6">Diversity has broad range: 1)remedial conception that ties value of diversity to access and equity *and* educational conception. 2)race among backgrounds and human characteristics, not racial disparity. 3)diversity is pedagogically valuable. </text:span></text:p>
      <text:p text:style-name="P1"><text:span text:style-name="T6">The study examines rationales for the position of Chief Diversity Officer in 107 campus (members of National Association of Diversity Officers in Higher Education. <text:s/>NADOH are more elite, selective, research-oriented than most. Diversity Rationale in 1978 made remedial rationale obsolete. CDO is an isomorphic response to an established corporate trend, especially after 2003. </text:span></text:p>
      <text:p text:style-name="P1"><text:span text:style-name="T6">Educational rationale: individuals are complex sum of attitudes, beliefs, and attributes, to contribute to education. They found 11 based in educational. <text:s/>Remedial rational: individuals as members of collective social categories with different histories of exclusion. They found 19 based in remedial. 72 were mixed. </text:span></text:p>
      <text:p text:style-name="P4"/>
      <text:p text:style-name="P1"><text:span text:style-name="T7">Chang, M. J. &amp; Ledesma M. C. (2001). The diversity rational: Its limitations for educational practice. In L. Stulberg &amp; S. Weinberg (Eds.), </text:span><text:span text:style-name="T8">Diversity in American higher education</text:span><text:span text:style-name="T7">. (pp. 71-82). New York, NY: Routledge.</text:span></text:p>
      <text:p text:style-name="P10"><text:soft-page-break/><text:span text:style-name="T6">In 2003, Justices also reaffirmed Powell’s diversity rationale, putting an end to speculations that his opinion in Regents of the UC v. Bakke represented his sole dissenting voice. However, superficial use of diversity rationale is a problematic trend because structural and policy changes on campus must be undertaken for diversity to show benefits. 71Powell concluded that race-conscious admissions practices, when narrowly tailored to meet these goals, serve a compelling interest. Bowen in 1977 said that “individuals are exposed to differences in others, they <text:s/>are stimulated … to reexamine even their most deeply held assumptions about themselves and the world.” 73 The rational was designed for a legal purpose and not necessarily a educational one—it is strategically decoupled from any interest in remedying ht present effects of past discrimination. To appreciate how the downgrading of remedial interest… 75 He undermined the legality of remedial or historical reasons… “it obfuscates what campuses should be doing to achieve the benefits associated with diversity.” “Justice O’Connor declared: “These benefits are not theoretical but real, as major American businesses have made clear that the skills needed in today’s increasingly global marketplace can only be developed through exposure to widely diverse people, cultures, ideas, and viewpoints.”77</text:span></text:p>
      <text:p text:style-name="P1"><text:span text:style-name="T6"><text:tab/>“..attaining diversity, whatever it means, is the mechanism by which the Law School obtains educational benefits, not an end of itself. 77” Diversity is called a catchphrase, like an aesthetic, by Justice Thomas78 The potential of diversity to promote the educational development of all students as the more legitimate interest. “in addition to admitting underrepresented students, more selective campuses often have to actively recruit them, provide them with financial support, and compensate for inequities in their k-12 education just to yield a critical mass of underrepresented students to admit. 79. Not holding campuses accountable, “fails to amplify efforts to improve students ‘chances of succeeding academically.. Ironically the diversity rationale, according to Chang, can be exploited to undergird a long-term agenda that maintains the status quo.”81</text:span></text:p>
      <text:p text:style-name="Standard"/>
      <text:p text:style-name="Standard"/>
      <text:h text:style-name="P5" text:outline-level="1"><text:span text:style-name="T1">References</text:span></text:h>
      <text:p text:style-name="P3"/>
      <text:p text:style-name="P12"><text:span text:style-name="T1">Antonio, A. L. &amp; Clarke C. G. (2011). The official organization of diversity in American higher education. In L. Stulberg &amp; S. Weinberg (Eds.), Diversity in American higher education. (pp. 83-100). New York, NY: Routledge.</text:span></text:p>
      <text:p text:style-name="P8"/>
      <text:p text:style-name="P12"><text:span text:style-name="T1">Chang, M. J. &amp; Ledesma M. C. (2001). The diversity rational: Its limitations for educational practice. In L. Stulberg &amp; S. Weinberg (Eds.), Diversity in American higher education. (pp. 71-82). New York, NY: Routledge.</text:span></text:p>
      <text:p text:style-name="P2"/>
      <text:p text:style-name="P12"><text:span text:style-name="T1">Chang, M. J. (2002). Preservation or transformation: Where’s the real educational discourse on diversity? </text:span><text:span text:style-name="T2">The Review of Higher Education, 25 </text:span><text:span text:style-name="T1">(2), pp. 125-140. </text:span></text:p>
      <text:p text:style-name="P2"/>
      <text:p text:style-name="P13"><text:span text:style-name="T9">Olivas, M. A. &amp; Baez B. (2011). The legal environment: The implementation of legal change on campus. In P. Altbach &amp; P. Gumport (Eds.), </text:span><text:span text:style-name="T10">American higher education in the twenty-first century: Social, political, and economic challenges. </text:span><text:span text:style-name="T9">(pp. 170-195). Baltimore, MD: Johns Hopkins University Press.</text:span></text:p>
      <text:p text:style-name="P13"><text:span text:style-name="T9">Gumport (2000). Academic restructuring: Organizational change and institutional imperatives. </text:span><text:span text:style-name="T10">Higher Education,39</text:span><text:span text:style-name="T9">, pp. 67-91.</text:span></text:p>
      <text:p text:style-name="P16"><text:span text:style-name="T9"/></text:p>
      <text:p text:style-name="P16"><text:span text:style-name="T9">Weber ( XXXX). Definitions of Sociology and of Social Action..</text:span></text:p>
      <text:p text:style-name="P15"><text:soft-page-break/></text:p>
      <text:p text:style-name="P13"><text:span text:style-name="T9">Meyer, J. W. (1977). The effects of education as an institution.</text:span><text:span text:style-name="T10"> American Journal of Sociology, 83</text:span><text:span text:style-name="T9"> (1), pp. 55-77. </text:span></text:p>
      <text:p text:style-name="P14"/>
      <text:p text:style-name="P13"><text:span text:style-name="T9">DiMaggio, P. J. &amp; Powell, W. W. (1983). The iron cage revisited: Institutional isomorphism and collective rationality in organizational fields.</text:span><text:span text:style-name="T10"> American Sociological Review, 48 </text:span><text:span text:style-name="T9">(2), pp. 147-16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itation1" style:family="paragraph" style:parent-style-name="Standard" style:default-outline-level="" style:list-style-name="">
      <style:paragraph-properties fo:margin-left="0cm" fo:margin-right="0cm" fo:margin-top="0cm" fo:margin-bottom="0cm" fo:line-height="200%" fo:text-indent="-0.661cm" style:auto-text-indent="false"/>
      <style:text-properties style:font-name="Times New Roman" fo:font-size="9pt" style:font-name-asian="Times New Roman1" style:font-size-asian="9pt" style:font-name-complex="Times New Roman1" style:font-size-complex="9pt"/>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Maestas</meta:initial-creator>
    <dc:creator>Thomas Maestas</dc:creator>
    <meta:editing-cycles>2</meta:editing-cycles>
    <meta:creation-date>2012-11-14T01:37:00</meta:creation-date>
    <dc:date>2018-04-30T09:40:55.59</dc:date>
    <meta:editing-duration>P0D</meta:editing-duration>
    <meta:generator>OpenOffice/4.1.5$Win32 OpenOffice.org_project/415m1$Build-9789</meta:generator>
    <meta:document-statistic meta:table-count="0" meta:image-count="0" meta:object-count="0" meta:page-count="4" meta:paragraph-count="28" meta:word-count="1455" meta:character-count="103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